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443cm" table:align="left"/>
    </style:style>
    <style:style style:name="Table1.A" style:family="table-column">
      <style:table-column-properties style:column-width="5.44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353cm" table:align="left"/>
    </style:style>
    <style:style style:name="Table2.A" style:family="table-column">
      <style:table-column-properties style:column-width="5.35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031cm" table:align="left"/>
    </style:style>
    <style:style style:name="Table4.A" style:family="table-column">
      <style:table-column-properties style:column-width="6.03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112cm" table:align="left"/>
    </style:style>
    <style:style style:name="Table5.A" style:family="table-column">
      <style:table-column-properties style:column-width="5.11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5.348cm" table:align="left"/>
    </style:style>
    <style:style style:name="Table7.A" style:family="table-column">
      <style:table-column-properties style:column-width="5.348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5195" officeooo:paragraph-rsid="00075195"/>
    </style:style>
    <style:style style:name="P2" style:family="paragraph" style:parent-style-name="Standard">
      <style:text-properties officeooo:rsid="00081c71" officeooo:paragraph-rsid="00081c71"/>
    </style:style>
    <style:style style:name="P3" style:family="paragraph" style:parent-style-name="Standard">
      <style:text-properties officeooo:rsid="0009f9f7" officeooo:paragraph-rsid="0009f9f7"/>
    </style:style>
    <style:style style:name="P4" style:family="paragraph" style:parent-style-name="Standard">
      <style:text-properties officeooo:rsid="000bd697" officeooo:paragraph-rsid="000bd697"/>
    </style:style>
    <style:style style:name="P5" style:family="paragraph" style:parent-style-name="Standard">
      <style:text-properties officeooo:paragraph-rsid="000bd697"/>
    </style:style>
    <style:style style:name="P6" style:family="paragraph" style:parent-style-name="Standard">
      <style:text-properties fo:font-weight="bold" officeooo:rsid="0009f9f7" officeooo:paragraph-rsid="0009f9f7" style:font-weight-asian="bold" style:font-weight-complex="bold"/>
    </style:style>
    <style:style style:name="P7" style:family="paragraph" style:parent-style-name="Standard">
      <style:text-properties fo:font-weight="bold" officeooo:rsid="000bd697" officeooo:paragraph-rsid="000bd697" style:font-weight-asian="bold" style:font-weight-complex="bold"/>
    </style:style>
    <style:style style:name="P8" style:family="paragraph" style:parent-style-name="Standard">
      <style:text-properties officeooo:rsid="0010545c" officeooo:paragraph-rsid="0010545c"/>
    </style:style>
    <style:style style:name="P9" style:family="paragraph" style:parent-style-name="Preformatted_20_Text">
      <style:text-properties officeooo:rsid="000bd697" officeooo:paragraph-rsid="000bd697"/>
    </style:style>
    <style:style style:name="P10" style:family="paragraph" style:parent-style-name="Preformatted_20_Text">
      <style:text-properties officeooo:rsid="000bd697" officeooo:paragraph-rsid="000d3e79"/>
    </style:style>
    <style:style style:name="P11" style:family="paragraph" style:parent-style-name="Preformatted_20_Text">
      <style:text-properties officeooo:rsid="000bd697" officeooo:paragraph-rsid="000d7053"/>
    </style:style>
    <style:style style:name="P12" style:family="paragraph" style:parent-style-name="Preformatted_20_Text">
      <style:text-properties officeooo:rsid="000bd697" officeooo:paragraph-rsid="000e9ba0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ext_20_body">
      <style:text-properties officeooo:rsid="00108c51" officeooo:paragraph-rsid="00108c51"/>
    </style:style>
    <style:style style:name="P15" style:family="paragraph" style:parent-style-name="Text_20_body">
      <style:text-properties officeooo:rsid="0010c300" officeooo:paragraph-rsid="0010c300"/>
    </style:style>
    <style:style style:name="P16" style:family="paragraph" style:parent-style-name="Text_20_body">
      <style:text-properties officeooo:rsid="0010c300" officeooo:paragraph-rsid="0010c300"/>
    </style:style>
    <style:style style:name="P17" style:family="paragraph" style:parent-style-name="Text_20_body">
      <style:text-properties officeooo:rsid="00119c31" officeooo:paragraph-rsid="00119c31"/>
    </style:style>
    <style:style style:name="P18" style:family="paragraph" style:parent-style-name="Text_20_body">
      <style:text-properties officeooo:rsid="0013483c" officeooo:paragraph-rsid="0013483c"/>
    </style:style>
    <style:style style:name="P19" style:family="paragraph" style:parent-style-name="Text_20_body">
      <style:text-properties officeooo:rsid="0013ee08" officeooo:paragraph-rsid="0013ee08"/>
    </style:style>
    <style:style style:name="T1" style:family="text">
      <style:text-properties officeooo:rsid="000bd697"/>
    </style:style>
    <style:style style:name="T2" style:family="text">
      <style:text-properties officeooo:rsid="000d3e79"/>
    </style:style>
    <style:style style:name="T3" style:family="text">
      <style:text-properties officeooo:rsid="000d7053"/>
    </style:style>
    <style:style style:name="T4" style:family="text">
      <style:text-properties fo:font-weight="bold" officeooo:rsid="000d7053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0d3e79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0d7053" style:font-size-asian="9.60000038146973pt" style:font-weight-asian="bold" style:font-size-complex="11pt" style:font-weight-complex="bold"/>
    </style:style>
    <style:style style:name="T8" style:family="text">
      <style:text-properties fo:font-size="11pt" fo:font-weight="normal" officeooo:rsid="000d7053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0e9ba0" style:font-size-asian="9.60000038146973pt" style:font-weight-asian="normal" style:font-size-complex="11pt" style:font-weight-complex="normal"/>
    </style:style>
    <style:style style:name="T10" style:family="text">
      <style:text-properties officeooo:rsid="001562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INSTALAR DOCKER PASOS</text:p>
      <text:p text:style-name="P3"/>
      <text:p text:style-name="P6"><text:span text:style-name="T1">1) </text:span>Actualizar ubuntu </text:p>
      <text:p text:style-name="P3"><text:tab/>– sudo apt-get update</text:p>
      <text:p text:style-name="P3"/>
      <text:p text:style-name="P7">2) Instalar Docker</text:p>
      <text:p text:style-name="P5"><text:span text:style-name="T1"><text:tab/>– </text:span><text:span text:style-name="Source_20_Text">sudo apt-key adv --keyserver hkp://p80.pool.sks-<text:tab/>keyservers.net:80 --recv-keys <text:tab/>58118E89F3A912897C070ADBF76221572C52609D</text:span></text:p>
      <text:p text:style-name="P4"/>
      <text:p text:style-name="P4"><text:tab/>Clave 2C52609D de hkp servidor p80.pool.sks-keyservers.net</text:p>
      <text:p text:style-name="P4"><text:tab/>clave publica “Docker release Tool”</text:p>
      <text:p text:style-name="P4"/>
      <text:p text:style-name="P7">3) <text:span text:style-name="T2">Agregamos el repositorio Docker</text:span></text:p>
      <text:p text:style-name="P9"><text:span text:style-name="Source_20_Text"><text:tab/>--sudo apt-add-repository 'deb https://apt.dockerproject.org/repo ubuntu- xenial main'</text:span></text:p>
      <text:p text:style-name="P9"><text:span text:style-name="Source_20_Text"/></text:p>
      <text:p text:style-name="P9"><text:span text:style-name="Source_20_Text"/></text:p>
      <text:p text:style-name="P10"><text:span text:style-name="Source_20_Text"><text:span text:style-name="T6">4) Acutalizamos los datos</text:span></text:span></text:p>
      <text:p text:style-name="P10"><text:span text:style-name="Source_20_Text"><text:span text:style-name="T2"><text:tab/>– – sudo apt-get</text:span>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6">5) Nos aseguramos de instalar desde el repositorio de Docker <text:s/>y no en el repositorio predeterminado de ubuntu </text:span></text:span></text:p>
      <text:p text:style-name="P10"><text:span text:style-name="Source_20_Text"><text:tab/>– – apt-cache policy docker-engine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6">6) Instalamos Docker engine</text:span></text:span></text:p>
      <text:p text:style-name="P10"><text:span text:style-name="Source_20_Text"><text:s text:c="3"/><text:tab/>— apt-get install -y docker-engine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<text:span text:style-name="T5">7)Comprobar que se ejecuta</text:span></text:span></text:p>
      <text:p text:style-name="P10"><text:span text:style-name="Source_20_Text"><text:s text:c="3"/><text:tab/>–-sudo </text:span><text:span text:style-name="Source_20_Text"><text:span text:style-name="T3">sy</text:span></text:span><text:span text:style-name="Source_20_Text">stemctl status docker</text:span></text:p>
      <text:p text:style-name="P10"><text:span text:style-name="Source_20_Text"/></text:p>
      <text:p text:style-name="P11"><text:span text:style-name="Source_20_Text"><text:span text:style-name="T4">8) </text:span></text:span><text:span text:style-name="Source_20_Text"><text:span text:style-name="T7">Para salir</text:span></text:span></text:p>
      <text:p text:style-name="P11"><text:span text:style-name="Source_20_Text"><text:span text:style-name="T8"><text:tab/>ctrl + p <text:s/>→ q </text:span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2"><text:span text:style-name="Source_20_Text"><text:span text:style-name="T9">CREAR CONTAINERS EN DOCKER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https://unkkuri.com/blog/unkkuri-blog-1/post/install-odoo-version-10-in-docker-3</text:span></text:span></text:p>
      <text:p text:style-name="P10"><text:span text:style-name="Source_20_Text"/></text:p>
      <text:p text:style-name="P4"/>
      <text:p text:style-name="P4"/>
      <text:p text:style-name="P8">Eliminar docker e imagenes </text:p>
      <text:p text:style-name="P8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docker_remove-txt-LC1"/># Parar todos los contenedore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file-docker_remove-txt-LC2"/>docker stop $(docker ps -a -q)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3"><text:bookmark text:name="file-docker_remove-txt-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docker_remove-txt-LC4"/># Eliminar todos los contenedores</text:p>
          </table:table-cell>
        </table:table-row>
      </table:table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Table_20_Contents"><text:bookmark text:name="file-docker_remove-txt-LC5"/>docker rm $(docker ps -a -q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3"><text:bookmark text:name="file-docker_remove-txt-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file-docker_remove-txt-LC7"/># Eliminar todas las imágenes</text:p>
          </table:table-cell>
        </table:table-row>
      </table:table>
      <text:p text:style-name="Text_20_body">docker rmi $(docker images -q)</text:p>
      <text:p text:style-name="Text_20_body"/>
      <text:p text:style-name="Text_20_body"/>
      <text:p text:style-name="P14">CLAVES DOCKERS</text:p>
      <text:p text:style-name="P14">DOCKER DESARROLLO <text:s/>= desarrollo</text:p>
      <text:p text:style-name="P14">DOCKER ODOO = desarrollo</text:p>
      <text:p text:style-name="P14"/>
      <text:p text:style-name="P15">Containe odoo</text:p>
      <text:p text:style-name="P15">desarrollodoo-db</text:p>
      <text:p text:style-name="P15">desarrollodoo <text:s text:c="2"/>passw = “desarrollo”</text:p>
      <text:p text:style-name="P15"/>
      <text:p text:style-name="P15"/>
      <text:p text:style-name="P15"/>
      <text:p text:style-name="P17">Instalar dependecias </text:p>
      <text:p text:style-name="P17">sudo apt-get -f install</text:p>
      <text:p text:style-name="P17"/>
      <text:p text:style-name="P18">cambiar permisos careta /.cache/pip/http</text:p>
      <text:p text:style-name="P18">pip rwx <text:s/>– <text:s/>– </text:p>
      <text:p text:style-name="P18"/>
      <text:p text:style-name="P19">sudo apt-get install python-pygments</text:p>
      <text:p text:style-name="P19">sudo apt-get install python-babel</text:p>
      <text:p text:style-name="P19">– </text:p>
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<text:p text:style-name="P19">.<text:span text:style-name="T10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span><text:soft-page-break/><text:span text:style-name="T10">0000000000000000000000000000000000000000000000000000000000000000000000000000000000000000000000000000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19">redline(</text:p>
      <text:p text:style-name="P19"><text:tab/>sudo apt-get install libreadline6 libreline6-dev</text:p>
      <text:p text:style-name="P19">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0:04:40.784011057</meta:creation-date>
    <dc:date>2017-10-05T12:50:40.334191706</dc:date>
    <meta:editing-duration>PT2H55M2S</meta:editing-duration>
    <meta:editing-cycles>4</meta:editing-cycles>
    <meta:generator>LibreOffice/5.1.6.2$Linux_X86_64 LibreOffice_project/10m0$Build-2</meta:generator>
    <meta:document-statistic meta:table-count="7" meta:image-count="0" meta:object-count="0" meta:page-count="4" meta:paragraph-count="47" meta:word-count="185" meta:character-count="2251" meta:non-whitespace-character-count="2074"/>
  </office:meta>
</office:document-meta>
</file>